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 table:number-columns-repeated="234"/>
        <table:table-column table:style-name="ACOL-0" table:number-columns-repeated="6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6490</text:p>
          </table:table-cell>
          <table:table-cell table:style-name="ACE-0" office:value-type="float" office:value="44.32">
            <text:p>44.32</text:p>
          </table:table-cell>
          <table:table-cell table:style-name="ACE-0" office:value-type="float" office:value="-64.209999999999994">
            <text:p>−64.21</text:p>
          </table:table-cell>
          <table:table-cell table:style-name="ACE-0" office:value-type="float" office:value="7070">
            <text:p>707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7">
            <text:p>−27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cottMedioli1982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1342</text:p>
          </table:table-cell>
          <table:table-cell table:style-name="ACE-0" office:value-type="float" office:value="44.640000000000001">
            <text:p>44.64</text:p>
          </table:table-cell>
          <table:table-cell table:style-name="ACE-0" office:value-type="float" office:value="-63.340000000000003">
            <text:p>−63.34</text:p>
          </table:table-cell>
          <table:table-cell table:style-name="ACE-0" office:value-type="float" office:value="3220">
            <text:p>322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5">
            <text:p>−6.5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199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1344</text:p>
          </table:table-cell>
          <table:table-cell table:style-name="ACE-0" office:value-type="float" office:value="44.640000000000001">
            <text:p>44.64</text:p>
          </table:table-cell>
          <table:table-cell table:style-name="ACE-0" office:value-type="float" office:value="-63.340000000000003">
            <text:p>−63.34</text:p>
          </table:table-cell>
          <table:table-cell table:style-name="ACE-0" office:value-type="float" office:value="1990">
            <text:p>199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.7000000000000002">
            <text:p>−3.7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199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2249</text:p>
          </table:table-cell>
          <table:table-cell table:style-name="ACE-0" office:value-type="float" office:value="44.640000000000001">
            <text:p>44.64</text:p>
          </table:table-cell>
          <table:table-cell table:style-name="ACE-0" office:value-type="float" office:value="-63.340000000000003">
            <text:p>−63.34</text:p>
          </table:table-cell>
          <table:table-cell table:style-name="ACE-0" office:value-type="float" office:value="815">
            <text:p>81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.5">
            <text:p>−2.5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199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2250</text:p>
          </table:table-cell>
          <table:table-cell table:style-name="ACE-0" office:value-type="float" office:value="44.640000000000001">
            <text:p>44.64</text:p>
          </table:table-cell>
          <table:table-cell table:style-name="ACE-0" office:value-type="float" office:value="-63.340000000000003">
            <text:p>−63.34</text:p>
          </table:table-cell>
          <table:table-cell table:style-name="ACE-0" office:value-type="float" office:value="1650">
            <text:p>165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.8999999999999999">
            <text:p>−3.9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199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2251</text:p>
          </table:table-cell>
          <table:table-cell table:style-name="ACE-0" office:value-type="float" office:value="44.640000000000001">
            <text:p>44.64</text:p>
          </table:table-cell>
          <table:table-cell table:style-name="ACE-0" office:value-type="float" office:value="-63.340000000000003">
            <text:p>−63.34</text:p>
          </table:table-cell>
          <table:table-cell table:style-name="ACE-0" office:value-type="float" office:value="1535">
            <text:p>1535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.2000000000000002">
            <text:p>−4.2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199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9448</text:p>
          </table:table-cell>
          <table:table-cell table:style-name="ACE-0" office:value-type="float" office:value="44.640000000000001">
            <text:p>44.64</text:p>
          </table:table-cell>
          <table:table-cell table:style-name="ACE-0" office:value-type="float" office:value="-63.549999999999997">
            <text:p>−63.55</text:p>
          </table:table-cell>
          <table:table-cell table:style-name="ACE-0" office:value-type="float" office:value="7700">
            <text:p>7700</text:p>
          </table:table-cell>
          <table:table-cell table:style-name="ACE-0" office:value-type="float" office:value="260">
            <text:p>2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6.899999999999999">
            <text:p>−26.9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EdgecombeEtal1999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3974</text:p>
          </table:table-cell>
          <table:table-cell table:style-name="ACE-0" office:value-type="float" office:value="44.649999999999999">
            <text:p>44.65</text:p>
          </table:table-cell>
          <table:table-cell table:style-name="ACE-0" office:value-type="float" office:value="-62.950000000000003">
            <text:p>−62.95</text:p>
          </table:table-cell>
          <table:table-cell table:style-name="ACE-0" office:value-type="float" office:value="9240">
            <text:p>924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3.299999999999997">
            <text:p>−43.3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199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RIDDL-1077</text:p>
          </table:table-cell>
          <table:table-cell table:style-name="ACE-0" office:value-type="float" office:value="44.649999999999999">
            <text:p>44.65</text:p>
          </table:table-cell>
          <table:table-cell table:style-name="ACE-0" office:value-type="float" office:value="-62.950000000000003">
            <text:p>−62.95</text:p>
          </table:table-cell>
          <table:table-cell table:style-name="ACE-0" office:value-type="float" office:value="6130">
            <text:p>613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marin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8.899999999999999">
            <text:p>−28.9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199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RIDDL-1078</text:p>
          </table:table-cell>
          <table:table-cell table:style-name="ACE-0" office:value-type="float" office:value="44.649999999999999">
            <text:p>44.65</text:p>
          </table:table-cell>
          <table:table-cell table:style-name="ACE-0" office:value-type="float" office:value="-62.950000000000003">
            <text:p>−62.95</text:p>
          </table:table-cell>
          <table:table-cell table:style-name="ACE-0" office:value-type="float" office:value="4240">
            <text:p>424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eawe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8.800000000000001">
            <text:p>−18.8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199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RIDDL-1079</text:p>
          </table:table-cell>
          <table:table-cell table:style-name="ACE-0" office:value-type="float" office:value="44.649999999999999">
            <text:p>44.65</text:p>
          </table:table-cell>
          <table:table-cell table:style-name="ACE-0" office:value-type="float" office:value="-62.950000000000003">
            <text:p>−62.95</text:p>
          </table:table-cell>
          <table:table-cell table:style-name="ACE-0" office:value-type="float" office:value="7190">
            <text:p>719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1.699999999999999">
            <text:p>−31.7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ShawEtal199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RIDDL-1080</text:p>
          </table:table-cell>
          <table:table-cell table:style-name="ACE-0" office:value-type="float" office:value="44.649999999999999">
            <text:p>44.65</text:p>
          </table:table-cell>
          <table:table-cell table:style-name="ACE-0" office:value-type="float" office:value="-62.950000000000003">
            <text:p>−62.95</text:p>
          </table:table-cell>
          <table:table-cell table:style-name="ACE-0" office:value-type="float" office:value="7280">
            <text:p>728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acoma balth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2.799999999999997">
            <text:p>−32.8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ShawEtal199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RIDDL-1081</text:p>
          </table:table-cell>
          <table:table-cell table:style-name="ACE-0" office:value-type="float" office:value="44.649999999999999">
            <text:p>44.65</text:p>
          </table:table-cell>
          <table:table-cell table:style-name="ACE-0" office:value-type="float" office:value="-62.950000000000003">
            <text:p>−62.95</text:p>
          </table:table-cell>
          <table:table-cell table:style-name="ACE-0" office:value-type="float" office:value="7680">
            <text:p>768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acoma balth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2">
            <text:p>−42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199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RIDDL-1082</text:p>
          </table:table-cell>
          <table:table-cell table:style-name="ACE-0" office:value-type="float" office:value="44.649999999999999">
            <text:p>44.65</text:p>
          </table:table-cell>
          <table:table-cell table:style-name="ACE-0" office:value-type="float" office:value="-62.950000000000003">
            <text:p>−62.95</text:p>
          </table:table-cell>
          <table:table-cell table:style-name="ACE-0" office:value-type="float" office:value="10980">
            <text:p>1098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pisula polynym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4.899999999999999">
            <text:p>−44.9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199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3973</text:p>
          </table:table-cell>
          <table:table-cell table:style-name="ACE-0" office:value-type="float" office:value="44.659999999999997">
            <text:p>44.66</text:p>
          </table:table-cell>
          <table:table-cell table:style-name="ACE-0" office:value-type="float" office:value="-63.130000000000003">
            <text:p>−63.13</text:p>
          </table:table-cell>
          <table:table-cell table:style-name="ACE-0" office:value-type="float" office:value="8800">
            <text:p>8800</text:p>
          </table:table-cell>
          <table:table-cell table:style-name="ACE-0" office:value-type="float" office:value="390">
            <text:p>39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9.899999999999999">
            <text:p>−19.9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199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587</text:p>
          </table:table-cell>
          <table:table-cell table:style-name="ACE-0" office:value-type="float" office:value="44.68">
            <text:p>44.68</text:p>
          </table:table-cell>
          <table:table-cell table:style-name="ACE-0" office:value-type="float" office:value="-63.119999999999997">
            <text:p>−63.12</text:p>
          </table:table-cell>
          <table:table-cell table:style-name="ACE-0" office:value-type="float" office:value="6790">
            <text:p>679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organic mu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199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3972</text:p>
          </table:table-cell>
          <table:table-cell table:style-name="ACE-0" office:value-type="float" office:value="44.68">
            <text:p>44.68</text:p>
          </table:table-cell>
          <table:table-cell table:style-name="ACE-0" office:value-type="float" office:value="-63.119999999999997">
            <text:p>−63.12</text:p>
          </table:table-cell>
          <table:table-cell table:style-name="ACE-0" office:value-type="float" office:value="7500">
            <text:p>750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4.5">
            <text:p>−34.5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199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6806</text:p>
          </table:table-cell>
          <table:table-cell table:style-name="ACE-0" office:value-type="float" office:value="44.689999999999998">
            <text:p>44.69</text:p>
          </table:table-cell>
          <table:table-cell table:style-name="ACE-0" office:value-type="float" office:value="-63.630000000000003">
            <text:p>−63.63</text:p>
          </table:table-cell>
          <table:table-cell table:style-name="ACE-0" office:value-type="float" office:value="5830">
            <text:p>583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1.399999999999999">
            <text:p>−21.4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MillerEtal1982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8605</text:p>
          </table:table-cell>
          <table:table-cell table:style-name="ACE-0" office:value-type="float" office:value="44.689999999999998">
            <text:p>44.69</text:p>
          </table:table-cell>
          <table:table-cell table:style-name="ACE-0" office:value-type="float" office:value="-63.630000000000003">
            <text:p>−63.63</text:p>
          </table:table-cell>
          <table:table-cell table:style-name="ACE-0" office:value-type="float" office:value="7705">
            <text:p>7705</text:p>
          </table:table-cell>
          <table:table-cell table:style-name="ACE-0" office:value-type="float" office:value="550">
            <text:p>55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1">
            <text:p>−2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MillerEtal1982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1312</text:p>
          </table:table-cell>
          <table:table-cell table:style-name="ACE-0" office:value-type="float" office:value="44.729999999999997">
            <text:p>44.73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1840">
            <text:p>18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pisula polynym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.2999999999999998">
            <text:p>−3.3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ShawEtal199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4652</text:p>
          </table:table-cell>
          <table:table-cell table:style-name="ACE-0" office:value-type="float" office:value="44.729999999999997">
            <text:p>44.73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1940">
            <text:p>194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wood frag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">
            <text:p>−5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ShawEtal199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3172</text:p>
          </table:table-cell>
          <table:table-cell table:style-name="ACE-0" office:value-type="float" office:value="44.729999999999997">
            <text:p>44.73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740">
            <text:p>7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pisula polynym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.3999999999999999">
            <text:p>−2.4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ShawEtal199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8454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2710">
            <text:p>2710</text:p>
          </table:table-cell>
          <table:table-cell table:style-name="ACE-0" office:value-type="float" office:value="155">
            <text:p>155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2000000000000002">
            <text:p>−6.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cottEtal199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8455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3830">
            <text:p>383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.300000000000001">
            <text:p>−11.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cottEtal199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8459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3820">
            <text:p>3820</text:p>
          </table:table-cell>
          <table:table-cell table:style-name="ACE-0" office:value-type="float" office:value="165">
            <text:p>165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.9000000000000004">
            <text:p>−9.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cottEtal199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9314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3886">
            <text:p>3886</text:p>
          </table:table-cell>
          <table:table-cell table:style-name="ACE-0" office:value-type="float" office:value="62">
            <text:p>62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.300000000000001">
            <text:p>−10.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cottEtal199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9316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3757">
            <text:p>3757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.6999999999999993">
            <text:p>−9.7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cottEtal199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4542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9600">
            <text:p>960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2.5">
            <text:p>12.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ScottEtal199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708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3525">
            <text:p>3525</text:p>
          </table:table-cell>
          <table:table-cell table:style-name="ACE-0" office:value-type="float" office:value="210">
            <text:p>21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1999999999999993">
            <text:p>−8.2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cottEtal199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8458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1735">
            <text:p>1735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2999999999999998">
            <text:p>−3.3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cottEtal199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47203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104">
            <text:p>104</text:p>
          </table:table-cell>
          <table:table-cell table:style-name="ACE-0" office:value-type="float" office:value="33">
            <text:p>33</text:p>
          </table:table-cell>
          <table:table-cell table:style-name="ACE-0" office:value-type="string">
            <text:p>plant materi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80000000000000004">
            <text:p>−0.8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GehrelsEtal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47204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426">
            <text:p>426</text:p>
          </table:table-cell>
          <table:table-cell table:style-name="ACE-0" office:value-type="float" office:value="34">
            <text:p>34</text:p>
          </table:table-cell>
          <table:table-cell table:style-name="ACE-0" office:value-type="string">
            <text:p>plant materi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90000000000000002">
            <text:p>−0.9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GehrelsEtal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47205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346">
            <text:p>346</text:p>
          </table:table-cell>
          <table:table-cell table:style-name="ACE-0" office:value-type="float" office:value="33">
            <text:p>33</text:p>
          </table:table-cell>
          <table:table-cell table:style-name="ACE-0" office:value-type="string">
            <text:p>plant materi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GehrelsEtal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47206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355">
            <text:p>355</text:p>
          </table:table-cell>
          <table:table-cell table:style-name="ACE-0" office:value-type="float" office:value="34">
            <text:p>34</text:p>
          </table:table-cell>
          <table:table-cell table:style-name="ACE-0" office:value-type="string">
            <text:p>plant materi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1000000000000001">
            <text:p>−1.1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GehrelsEtal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47207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326">
            <text:p>326</text:p>
          </table:table-cell>
          <table:table-cell table:style-name="ACE-0" office:value-type="float" office:value="33">
            <text:p>33</text:p>
          </table:table-cell>
          <table:table-cell table:style-name="ACE-0" office:value-type="string">
            <text:p>plant materi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2">
            <text:p>−1.2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GehrelsEtal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47208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508">
            <text:p>508</text:p>
          </table:table-cell>
          <table:table-cell table:style-name="ACE-0" office:value-type="float" office:value="33">
            <text:p>33</text:p>
          </table:table-cell>
          <table:table-cell table:style-name="ACE-0" office:value-type="string">
            <text:p>plant materi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">
            <text:p>−1.3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GehrelsEtal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47209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534">
            <text:p>534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lant materi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999999999999999">
            <text:p>−1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GehrelsEtal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47210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608">
            <text:p>608</text:p>
          </table:table-cell>
          <table:table-cell table:style-name="ACE-0" office:value-type="float" office:value="34">
            <text:p>34</text:p>
          </table:table-cell>
          <table:table-cell table:style-name="ACE-0" office:value-type="string">
            <text:p>plant materi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5">
            <text:p>−1.5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GehrelsEtal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47211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819">
            <text:p>819</text:p>
          </table:table-cell>
          <table:table-cell table:style-name="ACE-0" office:value-type="float" office:value="36">
            <text:p>36</text:p>
          </table:table-cell>
          <table:table-cell table:style-name="ACE-0" office:value-type="string">
            <text:p>plant materi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000000000000001">
            <text:p>−1.6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GehrelsEtal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47212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868">
            <text:p>868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lant materi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7">
            <text:p>−1.7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GehrelsEtal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47213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995">
            <text:p>99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lant materi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8">
            <text:p>−1.8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GehrelsEtal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47214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1064">
            <text:p>1064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lant materi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8999999999999999">
            <text:p>−1.9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GehrelsEtal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47215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1091">
            <text:p>1091</text:p>
          </table:table-cell>
          <table:table-cell table:style-name="ACE-0" office:value-type="float" office:value="34">
            <text:p>34</text:p>
          </table:table-cell>
          <table:table-cell table:style-name="ACE-0" office:value-type="string">
            <text:p>plant materi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GehrelsEtal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47216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350">
            <text:p>350</text:p>
          </table:table-cell>
          <table:table-cell table:style-name="ACE-0" office:value-type="float" office:value="34">
            <text:p>34</text:p>
          </table:table-cell>
          <table:table-cell table:style-name="ACE-0" office:value-type="string">
            <text:p>juncus sp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90000000000000002">
            <text:p>−0.9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GehrelsEtal2004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47218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841">
            <text:p>841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juncus sp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5">
            <text:p>−1.5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GehrelsEtal2004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47219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967">
            <text:p>967</text:p>
          </table:table-cell>
          <table:table-cell table:style-name="ACE-0" office:value-type="float" office:value="36">
            <text:p>36</text:p>
          </table:table-cell>
          <table:table-cell table:style-name="ACE-0" office:value-type="string">
            <text:p>juncus sp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000000000000001">
            <text:p>−1.6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GehrelsEtal2004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47220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996">
            <text:p>996</text:p>
          </table:table-cell>
          <table:table-cell table:style-name="ACE-0" office:value-type="float" office:value="36">
            <text:p>36</text:p>
          </table:table-cell>
          <table:table-cell table:style-name="ACE-0" office:value-type="string">
            <text:p>woody materi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GehrelsEtal2004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128</text:p>
          </table:table-cell>
          <table:table-cell table:style-name="ACE-0" office:value-type="float" office:value="44.189999999999998">
            <text:p>44.19</text:p>
          </table:table-cell>
          <table:table-cell table:style-name="ACE-0" office:value-type="float" office:value="-64.439999999999998">
            <text:p>−64.44</text:p>
          </table:table-cell>
          <table:table-cell table:style-name="ACE-0" office:value-type="float" office:value="4170">
            <text:p>41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lake se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4">
            <text:p>−14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Blake1988,VacchiEtal2018</text:p>
          </table:table-cell>
          <table:table-cell table:number-columns-repeated="240" table:style-name="ACE-0"/>
        </table:table-row>
        <table:table-row table:style-name="AROW-0" table:number-rows-repeated="45">
          <table:table-cell table:number-columns-repeated="256" table:style-name="ACE-0"/>
        </table:table-row>
        <table:table-row table:style-name="AROW-0" table:number-rows-repeated="65441">
          <table:table-cell table:number-columns-repeated="256"/>
        </table:table-row>
        <table:table-row table:style-name="AROW-0">
          <table:table-cell table:number-columns-repeated="256" table:style-name="ACE-0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4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3T13:48:46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